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naissance" style:display-name="tableau_naissance" style:family="table">
      <style:table-properties style:width="16.999cm" table:align="margins" fo:keep-with-next="auto" style:may-break-between-rows="false"/>
    </style:style>
    <style:style style:name="tableau_5f_naissance.A" style:display-name="tableau_naissance.A" style:family="table-column">
      <style:table-column-properties style:column-width="10.85cm" style:rel-column-width="41828*"/>
    </style:style>
    <style:style style:name="tableau_5f_naissance.B" style:display-name="tableau_naissance.B" style:family="table-column">
      <style:table-column-properties style:column-width="1.61cm" style:rel-column-width="6208*"/>
    </style:style>
    <style:style style:name="tableau_5f_naissance.C" style:display-name="tableau_naissance.C" style:family="table-column">
      <style:table-column-properties style:column-width="1.589cm" style:rel-column-width="6127*"/>
    </style:style>
    <style:style style:name="tableau_5f_naissance.D" style:display-name="tableau_naissance.D" style:family="table-column">
      <style:table-column-properties style:column-width="1.131cm" style:rel-column-width="4359*"/>
    </style:style>
    <style:style style:name="tableau_5f_naissance.E" style:display-name="tableau_naissance.E" style:family="table-column">
      <style:table-column-properties style:column-width="1.819cm" style:rel-column-width="7013*"/>
    </style:style>
    <style:style style:name="tableau_5f_naissance.1" style:display-name="tableau_naissance.1" style:family="table-row">
      <style:table-row-properties style:min-row-height="0.011cm"/>
    </style:style>
    <style:style style:name="tableau_5f_naissance.A1" style:display-name="tableau_naissance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_20_left">
      <style:paragraph-properties fo:margin-left="0cm" fo:margin-right="0cm" fo:text-align="start" style:justify-single-word="false" fo:text-indent="-0.25cm" style:auto-text-indent="false" fo:background-color="transparent">
        <style:tab-stops/>
        <style:background-image/>
      </style:paragraph-properties>
    </style:style>
    <style:style style:name="P2" style:family="paragraph" style:parent-style-name="Text_20_body" style:master-page-name="">
      <style:paragraph-properties fo:margin-top="0cm" fo:margin-bottom="0cm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line-height="0.25cm"/>
      <style:text-properties fo:font-size="2pt" style:font-size-asian="2pt" style:font-size-complex="2pt"/>
    </style:style>
    <style:style style:name="P4" style:family="paragraph" style:parent-style-name="Table_20_Contents_20_right_20_underline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_naissance" table:style-name="tableau_5f_naissance">
        <table:table-column table:style-name="tableau_5f_naissance.A"/>
        <table:table-column table:style-name="tableau_5f_naissance.B"/>
        <table:table-column table:style-name="tableau_5f_naissance.C"/>
        <table:table-column table:style-name="tableau_5f_naissance.D"/>
        <table:table-column table:style-name="tableau_5f_naissance.E"/>
        <table:table-row table:style-name="tableau_5f_naissance.1">
          <table:table-cell table:style-name="tableau_5f_naissance.A1" office:value-type="string">
            <text:p text:style-name="P1"><text:span text:style-name="T1">%{HEADER_ROWS:0}%%{RM_IF_NO_DATA:true,1}%</text:span>%{naissance}% <text:s text:c="2"/>%=tableau_naissance_0=%</text:p>
          </table:table-cell>
          <table:table-cell table:style-name="tableau_5f_naissance.A1" office:value-type="string">
            <text:p text:style-name="Table_20_Contents_20_right">%=tableau_naissance_1=%</text:p>
          </table:table-cell>
          <table:table-cell table:style-name="tableau_5f_naissance.A1" office:value-type="string">
            <text:p text:style-name="Table_20_Contents_20_right">%=tableau_naissance_2=%</text:p>
          </table:table-cell>
          <table:table-cell table:style-name="tableau_5f_naissance.A1" office:value-type="string">
            <text:p text:style-name="Table_20_Contents_20_right">%=tableau_naissance_3=%</text:p>
          </table:table-cell>
          <table:table-cell table:style-name="tableau_5f_naissance.A1" office:value-type="string">
            <text:p text:style-name="P4">%=tableau_naissance_4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16T15:31:49</dc:date>
    <meta:editing-cycles>120</meta:editing-cycles>
    <meta:editing-duration>PT3H33M1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25" meta:character-count="172"/>
  </office:meta>
</office:document-meta>
</file>